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UrbanTitle">
      <style:text-properties style:font-name="Times New Roman" fo:font-size="12pt" style:text-underline-style="none" style:font-size-asian="12pt" style:font-size-complex="12pt"/>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style>
    <style:style style:name="T5" style:family="text">
      <style:text-properties style:font-name="DejaVu Sans1"/>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xml:id="ct166009600" text:id="ct166009600">
          <text:insertion>
            <office:change-info>
              <dc:creator>Stéphan Geulette</dc:creator>
              <dc:date>2011-03-31T14:33:00</dc:date>
            </office:change-info>
          </text:insertion>
        </text:changed-region>
        <text:changed-region xml:id="ct169069040" text:id="ct169069040">
          <text:insertion>
            <office:change-info>
              <dc:creator>Stéphan Geulette</dc:creator>
              <dc:date>2011-03-31T14:33:00</dc:date>
            </office:change-info>
          </text:insertion>
        </text:changed-region>
        <text:changed-region xml:id="ct168992992" text:id="ct168992992">
          <text:insertion>
            <office:change-info>
              <dc:creator>Stéphan Geulette</dc:creator>
              <dc:date>2011-03-31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4"><text:span text:style-name="T8">do text</text:span></text:p><text:p text:style-name="P4"><text:span text:style-name="T8">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un modificatif à une demande de permis d'urbanisme</text:p>
      <text:p text:style-name="P3">Article 116 §6 du CWATUPE</text:p>
      <text:p text:style-name="UrbanBody"/>
      <text:p text:style-name="UrbanBody"><office:annotation><dc:creator>Gauthier Bastien</dc:creator><dc:date>2011-01-13T14:56:41</dc:date><text:p text:style-name="P4"><text:span text:style-name="T8">do text</text:span></text:p><text:p text:style-name="P4"><text:span text:style-name="T8">from document(at=reference, format='odt')</text:span></text:p></office:annotation><text:span text:style-name="T2">Import depuis reference.odt</text:span></text:p>
      <text:p text:style-name="UrbanBody"/>
      <text:p text:style-name="UrbanBody"><text:span text:style-name="T6">Je soussigné, mandaté par l'Administration Communale </text:span><text:span text:style-name="T6"><text:text-input text:description="Nom de la commune préfixé par &lt;de&gt; ou &lt;d'&gt;">tool.getCityName(prefixed=True)</text:text-input></text:span><text:span text:style-name="T6"> conformément aux dispositions de l'article </text:span>116 §6 <text:span text:style-name="T6">du Code Wallon de l'Aménagement du Territoire, de l'Urbanisme, du Patrimoine et de l'Energie (CWATUPE), </text:span></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Stéphan Geulette</dc:creator><dc:date>2011-03-31T14:26:21</dc:date><text:p><text:span text:style-name="T7">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4"><text:span text:style-name="T7">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4"><text:span text:style-name="T7">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4"><text:span text:style-name="T7">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4"><text:span text:style-name="T7">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UrbanBody"><office:annotation><dc:creator>Gauthier Bastien</dc:creator><dc:date>2011-02-21T10:13:40</dc:date><text:p text:style-name="P4"><text:span text:style-name="T7">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UrbanBody"><office:annotation><dc:creator>Gauthier Bastien</dc:creator><dc:date>2011-02-21T10:13:40</dc:date><text:p text:style-name="P4"><text:span text:style-name="T7">do text if not len(self.getApplicants()) &gt; 1</text:span></text:p></office:annotation>a déposé <text:span text:style-name="T3">un modificatif </text:span>relatif à une demande de <text:span text:style-name="T4">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7">do text if len(self.getApplicants()) &gt; 1</text:span></text:p></office:annotation>ont déposé <text:span text:style-name="T3">un modificatif</text:span>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7">do text if not len(self.getApplicants()) &gt; 1</text:span></text:p></office:annotation></text:span><text:span text:style-name="T4">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7">do text if len(self.getApplicants()) &gt; 1</text:span></text:p></office:annotation></text:span><text:span text:style-name="T4">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7">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7">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
      <text:p text:style-name="UrbanBody"><text:text-input text:description="Délivré à xxx le xxx">urbanEventObj.getFormattedDate(forDelivery=True)</text:text-input></text:p>
      <text:p text:style-name="UrbanBody"><text:soft-page-break/></text:p>
      <text:p text:style-name="UrbanBody"><text:tab/><text:tab/><text:tab/><text:tab/><text:tab/><text:tab/><text:tab/><text:change-start text:change-id="ct166009600"/>self.displayValue(self.getFoldermanagers()[0].listGrades(), self.getFoldermanagers()[0].getGrade())<text:change-end text:change-id="ct166009600"/></text:p>
      <text:p text:style-name="UrbanBody"><text:tab/><text:tab/><text:tab/><text:tab/><text:tab/><text:tab/><text:tab/><text:change-start text:change-id="ct169069040"/>self.getFoldermanagers()[0].getName2()<text:change-end text:change-id="ct169069040"/> <text:change-start text:change-id="ct168992992"/>self.getFoldermanagers()[0].getName1()<text:change-end text:change-id="ct1689929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1"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1"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7-27T10:37:25</meta:creation-date>
    <dc:date>2011-08-10T15:06:11</dc:date>
    <dc:language>fr-FR</dc:language>
    <meta:editing-cycles>68</meta:editing-cycles>
    <meta:editing-duration>PT8H54M9S</meta:editing-duration>
    <dc:creator>sde </dc:creator>
    <meta:document-statistic meta:table-count="0" meta:image-count="0" meta:object-count="0" meta:page-count="2" meta:paragraph-count="22" meta:word-count="340" meta:character-count="2610"/>
    <meta:user-defined meta:name="Info 1"/>
    <meta:user-defined meta:name="Info 2"/>
    <meta:user-defined meta:name="Info 3"/>
    <meta:user-defined meta:name="Info 4"/>
  </office:meta>
</office:document-meta>
</file>